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7282" officeooo:paragraph-rsid="0018728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7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3rd</text:span> of <text:span text:style-name="T4">February</text:span> 202<text:span text:style-name="T3">1</text:span> under the <text:span text:style-name="T4">40th</text:span> PA Meeting.</text:p>
      <text:p text:style-name="P1"/>
      <text:p text:style-name="P1">The Assembly, recognising the current situation,</text:p>
      <text:p text:style-name="P1"/>
      <text:p text:style-name="P4">Constitutes the need to install the “more bark” datapack form crafting tweaks to make 4 wood logs go into 4 bark, because 3 doesn’t make sense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4">threebody03</text:p>
      <text:p text:style-name="P4">_yoran_</text:p>
      <text:p text:style-name="P1"/>
      <text:p text:style-name="P1"/>
      <text:p text:style-name="P1"/>
      <text:p text:style-name="Standard"><text:span text:style-name="T1">[</text:span><text:span text:style-name="T2">Motion 40-8: To add the "more bark" from crafting tweak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3T13:28:55.319279751</dc:date>
    <meta:editing-duration>PT2M28S</meta:editing-duration>
    <meta:editing-cycles>4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9" meta:word-count="64" meta:character-count="387" meta:non-whitespace-character-count="332"/>
  </office:meta>
</office:document-meta>
</file>